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9716"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aaf04"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b4f16"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cf676"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ea387"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f1f78"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10ef71" style:font-style-asian="normal" style:font-style-complex="normal"/>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0b4f16"/>
    </style:style>
    <style:style style:name="T77" style:family="text">
      <style:text-properties officeooo:rsid="000cf676"/>
    </style:style>
    <style:style style:name="T78" style:family="text">
      <style:text-properties officeooo:rsid="000ea387"/>
    </style:style>
    <style:style style:name="T79" style:family="text">
      <style:text-properties officeooo:rsid="000f1f78"/>
    </style:style>
    <style:style style:name="T80" style:family="text">
      <style:text-properties officeooo:rsid="0010ef71"/>
    </style:style>
    <style:style style:name="T81" style:family="text">
      <style:text-properties officeooo:rsid="00123121"/>
    </style:style>
    <style:style style:name="T82" style:family="text">
      <style:text-properties officeooo:rsid="00129716"/>
    </style:style>
    <style:style style:name="T83" style:family="text">
      <style:text-properties officeooo:rsid="001340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2"/>
      <text:h text:style-name="P15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6195621499295797710"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150"><text:soft-page-break/>Я закрыл пенал и сунул его во внутренний карман куртки. <text:span text:style-name="T82">Затем осторожно снял с крючка на стене хрупкую конструкцию из дерева и бумаги — плод моих трудов в течение трёх последних вечеров.</text:span></text:p>
      <text:p text:style-name="P47">– Завтра будешь? – спросил Норф. – Надо бы закончить заказ из <text:s/>Троттингема.</text:p>
      <text:p text:style-name="P47">– <text:span text:style-name="T81">Утром, как и всегда</text:span>. – подтвердил я.</text:p>
      <text:p text:style-name="P47"/>
      <text:p text:style-name="P48">***</text:p>
      <text:p text:style-name="P48"/>
      <text:p text:style-name="P151">По дороге к<text:span text:style-name="T77">о</text:span> дворцу я свернул в знакомый скверик. Солнечные зайчики пробивались сквозь листву клёнов, ласково приветствуя товарища. Тихо журчал фонтан в форме рыбки, насыщая воздух искрящейся водяной пылью.</text:p>
      <text:p text:style-name="P151"><text:span text:style-name="T82">Я чуть не упал, когда моя</text:span> нога оказалась в цепких объятиях. Уши заложило от радостного визга.</text:p>
      <text:p text:style-name="P151"/>
      <text:p text:style-name="P151">– Анон-Анон-Анон, привет-привет-привет!!!</text:p>
      <text:p text:style-name="P151">Индиго принялась прыгать вокруг меня, <text:span text:style-name="T76">взбрыкивая от радости.</text:span></text:p>
      <text:p text:style-name="P152">– <text:span text:style-name="T76">Во что мы будем играть сегодня?!!</text:span></text:p>
      <text:p text:style-name="P153">– <text:span text:style-name="T77">Привет, Индиго. Сегодня мы не будем играть — мне надо встретиться кое с кем.</text:span></text:p>
      <text:p text:style-name="P154">– <text:span text:style-name="T77">У-у-у… </text:span>– <text:span text:style-name="T77">разочарованно протянула единорожка. </text:span>– <text:span text:style-name="T78">Мну опечалена.</text:span></text:p>
      <text:p text:style-name="P155">– <text:span text:style-name="T79">Зато я таки доделал змея. Держи, </text:span>– <text:span text:style-name="T79">я вручил воздушного змея Индиго. </text:span>– <text:span text:style-name="T79">Тебе осталось сделать ему хвост и можно будет запускать.</text:span></text:p>
      <text:p text:style-name="P155">– <text:span text:style-name="T80">Угу. Мну не интересно запускать его одной. Мну будет ждать тебя. В этом же месте.</text:span></text:p>
      <text:p text:style-name="P156">– <text:span text:style-name="T80">В это же время. Завтра, </text:span>– <text:span text:style-name="T80">пообещал я.</text:span></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text:span text:style-name="T83">передразнил</text:span> я. – Если тебе была неприятна наша последняя встреча в парке, могла бы всё прекратить прямо на ней. Я же тебя переспрашивал, что ты хочешь? Ты же сама меня попросила! Зачем сейчас вести себя так, будто всё нормально? Или для тебя это в порядке вещей: поигралась — <text:s/>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text:soft-page-break/>–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text:soft-page-break/>–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text:soft-page-break/>– <text:s/>Нам не туда. Идём, Анон. Я хочу показать тебе Эквестрию. – тихо сказала она.</text:p>
      <text:p text:style-name="P47"/>
      <text:p text:style-name="P47">Аликорница продолжила прогулку. Я плёлся за ней, сгорая от стыда и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6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8T15:54:35.410592500</dc:date>
    <meta:editing-duration>P149DT13H23M44S</meta:editing-duration>
    <meta:editing-cycles>9460</meta:editing-cycles>
    <meta:generator>LibreOffice/5.1.6.2$Linux_X86_64 LibreOffice_project/10m0$Build-2</meta:generator>
    <meta:printed-by>макс </meta:printed-by>
    <meta:print-date>2017-08-23T21:51:29.95</meta:print-date>
    <meta:document-statistic meta:table-count="0" meta:image-count="0" meta:object-count="0" meta:page-count="240" meta:paragraph-count="4771" meta:word-count="101727" meta:character-count="674173" meta:non-whitespace-character-count="572718"/>
  </office:meta>
</office:document-meta>
</file>